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mark">
      <style:paragraph-properties style:writing-mode="lr-tb"/>
      <style:text-properties fo:language="en" fo:country="US" officeooo:rsid="0013c51d" officeooo:paragraph-rsid="0013c51d"/>
    </style:style>
    <style:style style:name="P2" style:family="paragraph" style:parent-style-name="Text_20_body">
      <style:text-properties fo:font-size="14pt" fo:font-weight="normal" officeooo:rsid="0013c51d" officeooo:paragraph-rsid="0013c51d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/>
    </style:style>
    <style:style style:name="P4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 officeooo:paragraph-rsid="0013c51d"/>
    </style:style>
    <style:style style:name="P5" style:family="paragraph" style:parent-style-name="Text_20_body">
      <style:paragraph-properties fo:margin-top="0cm" fo:margin-bottom="0cm" loext:contextual-spacing="false" fo:line-height="115%"/>
    </style:style>
    <style:style style:name="P6" style:family="paragraph" style:parent-style-name="Text_20_body">
      <style:paragraph-properties fo:margin-top="0cm" fo:margin-bottom="0cm" loext:contextual-spacing="false" fo:line-height="115%"/>
      <style:text-properties officeooo:rsid="001250ed" officeooo:paragraph-rsid="001250ed"/>
    </style:style>
    <style:style style:name="P7" style:family="paragraph" style:parent-style-name="Text_20_body">
      <style:paragraph-properties fo:margin-left="0.635cm" fo:margin-right="0cm" fo:margin-top="0cm" fo:margin-bottom="0cm" loext:contextual-spacing="false" fo:line-height="115%" fo:text-indent="0cm" style:auto-text-indent="false"/>
      <style:text-properties style:font-name="Times New Roman1" fo:font-size="14pt" fo:font-weight="bold" style:font-weight-asian="bold" style:font-weight-complex="bold"/>
    </style:style>
    <style:style style:name="P8" style:family="paragraph" style:parent-style-name="Text_20_body">
      <style:text-properties fo:font-size="14pt" fo:language="ru" fo:country="RU" fo:font-weight="normal" officeooo:rsid="0013c51d" officeooo:paragraph-rsid="0013c51d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14pt" fo:language="ru" fo:country="RU" fo:font-weight="normal" officeooo:rsid="0013c51d" officeooo:paragraph-rsid="0013c51d" style:font-size-asian="14pt" style:font-size-complex="14pt"/>
    </style:style>
    <style:style style:name="P10" style:family="paragraph" style:parent-style-name="Text_20_body">
      <style:paragraph-properties fo:line-height="115%"/>
      <style:text-properties officeooo:paragraph-rsid="00163a6f"/>
    </style:style>
    <style:style style:name="P11" style:family="paragraph" style:parent-style-name="Text_20_body">
      <style:paragraph-properties fo:margin-top="0cm" fo:margin-bottom="0cm" loext:contextual-spacing="false" fo:line-height="115%"/>
      <style:text-properties officeooo:paragraph-rsid="001250e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50ed"/>
    </style:style>
    <style:style style:name="T3" style:family="text">
      <style:text-properties fo:language="ru" fo:country="RU" officeooo:rsid="0013c51d"/>
    </style:style>
    <style:style style:name="T4" style:family="text">
      <style:text-properties fo:language="ru" fo:country="RU" officeooo:rsid="00157e47"/>
    </style:style>
    <style:style style:name="T5" style:family="text">
      <style:text-properties fo:language="ru" fo:country="RU" fo:font-weight="bold" officeooo:rsid="0013c51d" style:font-weight-asian="bold" style:font-weight-complex="bold"/>
    </style:style>
    <style:style style:name="T6" style:family="text">
      <style:text-properties fo:language="ru" fo:country="RU" fo:font-weight="normal" officeooo:rsid="0013c51d" style:font-weight-asian="normal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57e47" style:font-size-asian="14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0d0d09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32pt" fo:letter-spacing="normal" fo:font-style="normal" fo:font-weight="bold" style:font-size-asian="32pt" style:font-weight-asian="bold" style:font-size-complex="32pt" style:font-weight-complex="bold"/>
    </style:style>
    <style:style style:name="T11" style:family="text">
      <style:text-properties fo:font-variant="normal" fo:text-transform="none" fo:color="#000000" style:font-name="Times New Roman" fo:font-size="32pt" fo:letter-spacing="normal" fo:font-style="normal" fo:font-weight="bold" officeooo:rsid="000d0d09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000000" style:font-name="Times New Roman" fo:font-size="32pt" fo:letter-spacing="normal" fo:font-style="normal" fo:font-weight="bold" officeooo:rsid="001082fc" style:font-size-asian="32pt" style:font-weight-asian="bold" style:font-size-complex="32pt" style:font-weight-complex="bold"/>
    </style:style>
    <style:style style:name="T13" style:family="text">
      <style:text-properties fo:font-variant="normal" fo:text-transform="none" style:font-name="Times New Roman1" fo:font-size="14pt"/>
    </style:style>
    <style:style style:name="T14" style:family="text">
      <style:text-properties fo:font-variant="normal" fo:text-transform="none" style:font-name="Times New Roman1" fo:font-size="14pt" fo:language="ru" fo:country="RU" officeooo:rsid="001250ed"/>
    </style:style>
    <style:style style:name="T15" style:family="text">
      <style:text-properties fo:font-variant="normal" fo:text-transform="none" style:font-name="Times New Roman1" fo:font-size="14pt" fo:font-weight="bold" style:font-weight-asian="bold" style:font-weight-complex="bold"/>
    </style:style>
    <style:style style:name="T16" style:family="text">
      <style:text-properties fo:color="#000000"/>
    </style:style>
    <style:style style:name="T17" style:family="text">
      <style:text-properties fo:color="#000000" style:font-name="Times New Roman1" fo:font-size="14pt"/>
    </style:style>
    <style:style style:name="T18" style:family="text">
      <style:text-properties fo:color="#000000" style:font-name="Times New Roman1" fo:font-size="14pt" fo:font-weight="bold"/>
    </style:style>
    <style:style style:name="T19" style:family="text">
      <style:text-properties style:font-name="Times New Roman1" fo:font-size="14pt"/>
    </style:style>
    <style:style style:name="T20" style:family="text">
      <style:text-properties style:font-name="Times New Roman1" fo:font-size="14pt" fo:language="ru" fo:country="RU"/>
    </style:style>
    <style:style style:name="T21" style:family="text">
      <style:text-properties style:font-name="Times New Roman1" fo:font-size="14pt" fo:language="ru" fo:country="RU" officeooo:rsid="001250ed"/>
    </style:style>
    <style:style style:name="T22" style:family="text">
      <style:text-properties style:font-name="Times New Roman1" fo:font-size="14pt" fo:language="ru" fo:country="RU" fo:font-weight="bold" style:font-weight-asian="bold" style:font-weight-complex="bold"/>
    </style:style>
    <style:style style:name="T23" style:family="text">
      <style:text-properties style:font-name="Times New Roman1" fo:font-size="14pt" fo:language="ru" fo:country="RU" fo:font-style="normal" fo:font-weight="bold" officeooo:rsid="001250ed" style:font-style-asian="normal" style:font-weight-asian="bold" style:font-style-complex="normal" style:font-weight-complex="bold"/>
    </style:style>
    <style:style style:name="T24" style:family="text">
      <style:text-properties style:font-name="Times New Roman1" fo:font-size="14pt" officeooo:rsid="001250ed"/>
    </style:style>
    <style:style style:name="T25" style:family="text">
      <style:text-properties style:font-name="Times New Roman1" fo:font-size="14pt" fo:font-weight="bold" style:font-weight-asian="bold" style:font-weight-complex="bold"/>
    </style:style>
    <style:style style:name="T26" style:family="text">
      <style:text-properties fo:font-size="14pt"/>
    </style:style>
    <style:style style:name="T27" style:family="text">
      <style:text-properties fo:font-size="14pt" fo:language="ru" fo:country="RU" officeooo:rsid="0013c51d"/>
    </style:style>
    <style:style style:name="T28" style:family="text">
      <style:text-properties fo:font-size="14pt" fo:language="ru" fo:country="RU" officeooo:rsid="00163a6f"/>
    </style:style>
    <style:style style:name="T29" style:family="text">
      <style:text-properties fo:font-size="14pt" fo:language="ru" fo:country="RU" fo:font-weight="bold" officeooo:rsid="0013c51d" style:font-size-asian="14pt" style:font-weight-asian="bold" style:font-size-complex="14pt" style:font-weight-complex="bold"/>
    </style:style>
    <style:style style:name="T30" style:family="text">
      <style:text-properties fo:font-size="14pt" fo:language="ru" fo:country="RU" fo:font-weight="normal" officeooo:rsid="0013c51d" style:font-size-asian="14pt" style:font-weight-asian="normal" style:font-size-complex="14pt" style:font-weight-complex="normal"/>
    </style:style>
    <style:style style:name="T31" style:family="text">
      <style:text-properties fo:color="#212121" fo:language="ru" fo:country="RU" officeooo:rsid="001250ed"/>
    </style:style>
    <style:style style:name="T32" style:family="text">
      <style:text-properties fo:color="#212121" fo:language="ru" fo:country="RU" officeooo:rsid="0013c51d"/>
    </style:style>
    <style:style style:name="T33" style:family="text">
      <style:text-properties fo:color="#212121" style:font-name="Times New Roman1" fo:font-size="14pt"/>
    </style:style>
    <style:style style:name="T34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ark"><text:span text:style-name="T11">7.</text:span><text:span text:style-name="T12">2</text:span><text:span text:style-name="T10"> </text:span><text:span text:style-name="T8"><text:tab/></text:span><text:span text:style-name="T18">Модель угроз</text:span><text:span text:style-name="T16"> </text:span><text:span text:style-name="T17">- это описание источников угроз и методов реализации угроз, обьектов ПО через которые угрозы реализуються, уязвимости обьектов ПО, масштаб возможных потерь и способов снижения рисков реализации угроз. </text:span></text:p>
      <text:p text:style-name="P5"><text:span text:style-name="T18">Модель угроз с точки зрения ПО</text:span><text:span text:style-name="T17">( software-centric) при этом подходе использ такой иснтрумент, как DFD( DateFlowDiagram)Этот подход явл стандартом моделирования.</text:span></text:p>
      <text:p text:style-name="P11"><text:span text:style-name="T23">Этапы моделирования узгроз с точки зрения ПО: </text:span><text:span text:style-name="T25">1.</text:span><text:span text:style-name="T13"> </text:span><text:span text:style-name="T14">Определение общих целей приложения, сценариев его использ и категорий пользоват. </text:span><text:span text:style-name="T25">2.</text:span><text:span text:style-name="T21">Идентификация внешних связей и зависимостей( любые процессы, от которых зависит приложение, но которые наход вне сферы деят разраб) </text:span><text:span text:style-name="T25">3.</text:span><text:span text:style-name="T13"> </text:span><text:span text:style-name="T14">Перечислить требования к безопасности приложения и операц среде. </text:span><text:span text:style-name="T25">4.</text:span><text:span text:style-name="T15"> </text:span><text:span text:style-name="T14">Определения компонент приложения с помощью </text:span><text:span text:style-name="T19"><text:s/>DFD </text:span><text:span text:style-name="T21">диаграммы.</text:span></text:p>
      <text:p text:style-name="P5"><text:span text:style-name="T25">5.</text:span><text:span text:style-name="T13"> </text:span><text:span text:style-name="T19">Ідентифікація точок доступу</text:span><text:span text:style-name="T24">( </text:span><text:span text:style-name="T21">точки, в которых прилож взаимодейств с внешними сущностями( странички веб-серверов, клиентские части СУБД)</text:span></text:p>
      <text:p text:style-name="P6"><text:span text:style-name="T22">6.</text:span><text:span text:style-name="T21"> </text:span><text:span text:style-name="T20">Идентификация угроз и уязвимостей .</text:span></text:p>
      <text:p text:style-name="P7"><text:span text:style-name="T2">Класификация</text:span> за STRIDE</text:p>
      <text:p text:style-name="P4">S - Spoofing identity - <text:s/><text:span text:style-name="T2">подмена сетевых обьектов( позвол атакующему выдавать себя за другого пользователя </text:span></text:p>
      <text:p text:style-name="P4">T - Tampering with data - <text:span text:style-name="T2">злонамерення порча данных</text:span><text:span text:style-name="T3">( </text:span><text:span text:style-name="T32">Неумелое обращение с данными. Фальсификация данных включает в себя вредоносный модификации данных.)</text:span></text:p>
      <text:p text:style-name="P3">R - Repudiation(отказ от авторства, <text:span text:style-name="T2">несанкц доступ</text:span>)</text:p>
      <text:p text:style-name="P4">I - Information disdosure – <text:span text:style-name="T2">разглашение ифнормации</text:span></text:p>
      <text:p text:style-name="P4">D – DOS – <text:span text:style-name="T31">Отказ в обслуживании отказаться от услуг действительных пользователей, например, путем веб-сервер временно недоступен или непригодными для использования. </text:span></text:p>
      <text:p text:style-name="P4">E - Evaluation of previledges – <text:span text:style-name="T2">превышение полномочий</text:span><text:span text:style-name="T3">(</text:span><text:span text:style-name="T32">В этом типе угрозы, непривилегированный пользователь получает привилегированный доступ и тем самым имеет достаточный доступ к компромиссу или уничтожить всю систему. </text:span><text:span text:style-name="T3">)</text:span></text:p>
      <text:p text:style-name="P10"><text:span text:style-name="T33"><text:s text:c="3"/></text:span><text:span text:style-name="T25">Оцінка ризиків за DREAD: </text:span><text:span text:style-name="T26">Эта модель подразумевает оценку таких параметров угрозы: </text:span>• <text:span text:style-name="T26">Damage potential. </text:span><text:span text:style-name="T27">Размер потенциального ущерба ( 8-10 злоум получ неогран доступ, 4-7 утечка ценной инф, 1-3 утечка некритичной инф) </text:span>• <text:span text:style-name="T26">Reproducibility.</text:span><text:span text:style-name="T27">возможность повторения угрозы (8-10 -легко, 4-7 только через некоторое время, 1-3 атаку повторить сложно</text:span><text:span text:style-name="T28">) <text:s text:c="12"/></text:span>• <text:span text:style-name="T26">Exploitability. </text:span><text:span text:style-name="T27">Простота реализации атаки( 8-10 начин программ сможет соверш атаку, 4-7 только опытый програм, 1-3 хорошо оснаш и опытный программ) </text:span>• <text:span text:style-name="T26">Affected users. </text:span><text:span text:style-name="T27">Круг охваченных пользователей( 8-10 все, 4-7некоторые, 1-3 малый круг) </text:span>• <text:span text:style-name="T26">Discoverability. </text:span><text:span text:style-name="T27">Простота обнаружения( 8-10 известна широкому кругу, 4-7 известна узкому кругу, 1-3 уязв неизвестна мало вероятна) </text:span></text:p>
      <text:p text:style-name="P10"><text:span text:style-name="T29">Анализ угроз с помощью дерева атак </text:span><text:span text:style-name="T30">В этом подходе идентифиц все активы, которые представляют ценность для владельцев, пользователей. Каждый из его активов ( т.е конфиденц, досутп, целесность) выносяться в вершину дерева</text:span></text:p>
      <text:p text:style-name="P9"><text:span text:style-name="T34">Дерево атаки представляет собой графич представл процесса реализации ата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family="'Times New Roman'" style:font-family-generic="roman" style:font-pitch="variable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1cm" fo:margin-bottom="0.972cm" fo:margin-left="1.18cm" fo:margin-right="1.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4.4.4.3$Windows_x86 LibreOffice_project/2c39ebcf046445232b798108aa8a7e7d89552ea8</meta:generator>
    <dc:date>2015-07-10T16:33:19.442000000</dc:date>
    <meta:editing-duration>PT38M43S</meta:editing-duration>
    <meta:editing-cycles>8</meta:editing-cycles>
    <meta:document-statistic meta:table-count="0" meta:image-count="0" meta:object-count="0" meta:page-count="1" meta:paragraph-count="15" meta:word-count="361" meta:character-count="2736" meta:non-whitespace-character-count="2364"/>
  </office:meta>
</office:document-meta>
</file>